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Group by MAE</text:p>
          </table:table-cell>
          <table:table-cell office:value-type="string" calcext:value-type="string">
            <text:p>Total MA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.425854042" calcext:value-type="float">
            <text:p>122.425854042</text:p>
          </table:table-cell>
          <table:table-cell office:value-type="float" office:value="91.2501323516" calcext:value-type="float">
            <text:p>91.2501323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.1048104238" calcext:value-type="float">
            <text:p>92.1048104238</text:p>
          </table:table-cell>
          <table:table-cell office:value-type="float" office:value="61.8595801093" calcext:value-type="float">
            <text:p>61.8595801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.6580865996" calcext:value-type="float">
            <text:p>84.6580865996</text:p>
          </table:table-cell>
          <table:table-cell office:value-type="float" office:value="57.878153327" calcext:value-type="float">
            <text:p>57.878153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.7592623954" calcext:value-type="float">
            <text:p>82.7592623954</text:p>
          </table:table-cell>
          <table:table-cell office:value-type="float" office:value="61.6492957363" calcext:value-type="float">
            <text:p>61.64929573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4829764765" calcext:value-type="float">
            <text:p>81.4829764765</text:p>
          </table:table-cell>
          <table:table-cell office:value-type="float" office:value="61.8007115073" calcext:value-type="float">
            <text:p>61.80071150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8774023112" calcext:value-type="float">
            <text:p>74.8774023112</text:p>
          </table:table-cell>
          <table:table-cell office:value-type="float" office:value="60.6593455908" calcext:value-type="float">
            <text:p>60.65934559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.4390970346" calcext:value-type="float">
            <text:p>61.4390970346</text:p>
          </table:table-cell>
          <table:table-cell office:value-type="float" office:value="55.1215068797" calcext:value-type="float">
            <text:p>55.1215068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.072341521" calcext:value-type="float">
            <text:p>54.072341521</text:p>
          </table:table-cell>
          <table:table-cell office:value-type="float" office:value="57.9470498016" calcext:value-type="float">
            <text:p>57.9470498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.8660201282" calcext:value-type="float">
            <text:p>35.8660201282</text:p>
          </table:table-cell>
          <table:table-cell office:value-type="float" office:value="54.6794539962" calcext:value-type="float">
            <text:p>54.67945399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650816628" calcext:value-type="float">
            <text:p>17.6650816628</text:p>
          </table:table-cell>
          <table:table-cell office:value-type="float" office:value="56.2076407168" calcext:value-type="float">
            <text:p>56.2076407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21:27:14.220973457</meta:creation-date>
    <dc:date>2016-04-16T21:32:24.721271759</dc:date>
    <meta:editing-duration>PT5M10S</meta:editing-duration>
    <meta:editing-cycles>1</meta:editing-cycles>
    <meta:document-statistic meta:table-count="1" meta:cell-count="33" meta:object-count="0"/>
    <meta:generator>LibreOffice/4.4.6.3$Linux_X86_64 LibreOffice_project/40m0$Build-3</meta:generator>
  </office:meta>
</office:document-meta>
</file>